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erif4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6771in" style:rel-column-width="18687*"/>
    </style:style>
    <style:style style:name="MethodTable.B" style:family="table-column">
      <style:table-column-properties style:column-width="4.2042in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771in" style:rel-column-width="18687*"/>
    </style:style>
    <style:style style:name="Table2.B" style:family="table-column">
      <style:table-column-properties style:column-width="4.2042in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9in" table:align="center"/>
    </style:style>
    <style:style style:name="Table1.A" style:family="table-column">
      <style:table-column-properties style:column-width="1.5521in"/>
    </style:style>
    <style:style style:name="Table1.B" style:family="table-column">
      <style:table-column-properties style:column-width="4.3299in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4.9979in" fo:margin-left="0.5146in" fo:margin-right="1.4125in" table:align="margins"/>
    </style:style>
    <style:style style:name="Table9.A" style:family="table-column">
      <style:table-column-properties style:column-width="4.9979in" style:rel-column-width="7197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="0.05pt solid #0000ff"/>
    </style:style>
    <style:style style:name="Table9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Code_20_Listing">
      <style:text-properties style:font-name="DejaVu Sans Mono1"/>
    </style:style>
    <style:style style:name="P3" style:family="paragraph" style:parent-style-name="Method_20_Code_20_Listing">
      <style:text-properties style:font-name="DejaVu Sans Mono1" style:text-underline-style="none"/>
    </style:style>
    <style:style style:name="P4" style:family="paragraph" style:parent-style-name="Method_20_Code_20_Listing">
      <style:text-properties style:text-underline-style="none"/>
    </style:style>
    <style:style style:name="P5" style:family="paragraph" style:parent-style-name="Method_20_Code_20_Listing">
      <style:text-properties style:text-underline-style="none" fo:font-weight="bold" style:font-weight-asian="bold" style:font-weight-complex="bold"/>
    </style:style>
    <style:style style:name="P6" style:family="paragraph" style:parent-style-name="Method_20_Body">
      <style:text-properties style:font-name="Droid Serif" fo:font-size="11pt" style:font-size-asian="11pt" style:font-size-complex="11pt"/>
    </style:style>
    <style:style style:name="P7" style:family="paragraph" style:parent-style-name="Method_20_Body">
      <style:text-properties fo:font-weight="normal" style:font-weight-asian="normal" style:font-weight-complex="normal"/>
    </style:style>
    <style:style style:name="P8" style:family="paragraph" style:parent-style-name="Method_20_Body">
      <style:text-properties style:text-underline-style="none"/>
    </style:style>
    <style:style style:name="P9" style:family="paragraph" style:parent-style-name="Method_20_Body">
      <style:text-properties style:text-underline-style="none" fo:font-weight="normal" style:font-weight-asian="normal" style:font-weight-complex="normal"/>
    </style:style>
    <style:style style:name="P10" style:family="paragraph" style:parent-style-name="Method_20_Body">
      <style:paragraph-properties fo:margin-left="0in" fo:margin-right="0in" fo:text-indent="0in" style:auto-text-indent="false"/>
    </style:style>
    <style:style style:name="P1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2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Code_20_Listing">
      <style:paragraph-properties fo:break-before="page"/>
    </style:style>
    <style:style style:name="P16" style:family="paragraph" style:parent-style-name="Code_20_Listing">
      <style:text-properties fo:color="#0000ff"/>
    </style:style>
    <style:style style:name="P17" style:family="paragraph" style:parent-style-name="Criteria_20_Body">
      <style:text-properties fo:font-weight="normal" style:font-weight-asian="normal" style:font-weight-complex="normal"/>
    </style:style>
    <style:style style:name="P18" style:family="paragraph" style:parent-style-name="Criteria_20_Body">
      <style:text-properties fo:font-weight="bold" style:font-weight-asian="bold" style:font-weight-complex="bold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Class_20_Title" style:master-page-name="Standard">
      <style:paragraph-properties style:page-number="auto"/>
    </style:style>
    <style:style style:name="P21" style:family="paragraph" style:parent-style-name="Criteria_20_Title">
      <style:text-properties fo:font-weight="bold" style:font-weight-asian="bold" style:font-weight-complex="bold"/>
    </style:style>
    <style:style style:name="P22" style:family="paragraph" style:parent-style-name="Criteria_20_Body" style:list-style-name="L1"/>
    <style:style style:name="P23" style:family="paragraph" style:parent-style-name="Coding_20_Title">
      <style:paragraph-properties fo:break-before="page"/>
    </style:style>
    <style:style style:name="P24" style:family="paragraph" style:parent-style-name="Method_20_Title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Method_20_Title">
      <style:paragraph-properties fo:break-before="page"/>
      <style:text-properties style:text-underline-style="none"/>
    </style:style>
    <style:style style:name="P26" style:family="paragraph" style:parent-style-name="Method_20_Title">
      <style:paragraph-properties fo:break-before="page"/>
      <style:text-properties style:text-underline-style="none" fo:font-weight="bold" style:font-weight-asian="bold" style:font-weight-complex="bold"/>
    </style:style>
    <style:style style:name="P27" style:family="paragraph" style:parent-style-name="Method_20_Body" style:list-style-name="L2">
      <style:text-properties style:font-name="Droid Serif" fo:font-size="11pt" style:font-size-asian="11pt" style:font-size-complex="11pt"/>
    </style:style>
    <style:style style:name="P28" style:family="paragraph" style:parent-style-name="Method_20_Body" style:list-style-name="L2">
      <style:text-properties fo:color="#0000ff" style:font-name="DejaVu Serif2" style:text-underline-style="none" fo:font-weight="normal" style:font-name-asian="Monospace" style:font-weight-asian="normal" style:font-name-complex="Monospace" style:font-weight-complex="normal"/>
    </style:style>
    <style:style style:name="P29" style:family="paragraph" style:parent-style-name="Method_20_Body" style:list-style-name="L3"/>
    <style:style style:name="P30" style:family="paragraph" style:parent-style-name="Method_20_Body">
      <style:text-properties officeooo:paragraph-rsid="00020b7e"/>
    </style:style>
    <style:style style:name="P31" style:family="paragraph" style:parent-style-name="Method_20_Body" style:list-style-name="L3">
      <style:paragraph-properties fo:margin-left="1.4772in" fo:margin-right="0in" fo:text-indent="-0.25in" style:auto-text-indent="false"/>
    </style:style>
    <style:style style:name="P3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0.5pt" fo:font-weight="normal" officeooo:rsid="001cc3df" officeooo:paragraph-rsid="00020b7e" style:font-name-asian="Monospace" style:font-size-asian="10.5pt" style:font-weight-asian="normal" style:font-name-complex="Monospace" style:font-size-complex="10.5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020b7e" fo:background-color="#0000ff" style:font-weight-asian="normal" style:font-weight-complex="bold"/>
    </style:style>
    <style:style style:name="P34" style:family="paragraph" style:parent-style-name="Table_20_Contents">
      <style:text-properties fo:font-size="11pt" fo:font-weight="bold" officeooo:rsid="001cc3df" officeooo:paragraph-rsid="00020b7e" fo:background-color="transparent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font-size="11pt" fo:font-weight="bold" officeooo:rsid="00179b03" officeooo:paragraph-rsid="00020b7e" fo:background-color="transparent" style:font-size-asian="11pt" style:font-weight-asian="bold" style:font-size-complex="11pt" style:font-weight-complex="bold"/>
    </style:style>
    <style:style style:name="P36" style:family="paragraph" style:parent-style-name="Method_20_Listing_20_Title">
      <style:paragraph-properties fo:break-before="page"/>
    </style:style>
    <style:style style:name="P37" style:family="paragraph" style:parent-style-name="Method_20_Listing_20_Title">
      <style:paragraph-properties fo:margin-left="0in" fo:margin-right="0in" fo:text-indent="0in" style:auto-text-indent="false"/>
      <style:text-properties officeooo:paragraph-rsid="00020b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complex="bold"/>
    </style:style>
    <style:style style:name="T9" style:family="text">
      <style:text-properties style:font-name="DejaVu Serif2" style:text-underline-style="none" style:font-name-asian="Monospace" style:font-name-complex="Monospace" style:font-weight-complex="bold"/>
    </style:style>
    <style:style style:name="T10" style:family="text">
      <style:text-properties style:font-name="DejaVu Serif2" style:text-underline-style="none" style:font-name-asian="Monospace" style:font-style-asian="italic" style:font-name-complex="Monospace" style:font-style-complex="italic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style:font-name-asian="Monospace" style:font-name-complex="Monospace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style:font-weight-complex="normal"/>
    </style:style>
    <style:style style:name="T16" style:family="text">
      <style:text-properties fo:color="#0000ff" style:font-name="Liberation Sans" style:font-name-asian="Monospace" style:font-name-complex="Monospace"/>
    </style:style>
    <style:style style:name="T17" style:family="text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18" style:family="text">
      <style:text-properties fo:color="#0000ff" style:font-name="Liberation Sans" style:text-underline-style="none" fo:font-weight="normal" style:font-name-asian="Monospace" style:font-weight-asian="normal" style:font-name-complex="Monospace" style:font-weight-complex="bold"/>
    </style:style>
    <style:style style:name="T19" style:family="text">
      <style:text-properties fo:color="#0000ff"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20" style:family="text">
      <style:text-properties fo:color="#0000ff" style:font-name="DejaVu Serif2" style:text-underline-style="none" fo:font-weight="normal" style:font-name-asian="Monospace" style:font-weight-asian="normal" style:font-name-complex="Monospace" style:font-weight-complex="normal"/>
    </style:style>
    <style:style style:name="T21" style:family="text">
      <style:text-properties fo:color="#000080" style:text-underline-style="none"/>
    </style:style>
    <style:style style:name="T22" style:family="text">
      <style:text-properties fo:color="#000000"/>
    </style:style>
    <style:style style:name="T23" style:family="text">
      <style:text-properties style:font-style-asian="normal" style:font-style-complex="normal" style:font-weight-complex="bold"/>
    </style:style>
    <style:style style:name="T24" style:family="text">
      <style:text-properties style:font-name="DejaVu Sans Mono1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T25" style:family="text">
      <style:text-properties officeooo:rsid="001cc3df"/>
    </style:style>
    <style:style style:name="T26" style:family="text">
      <style:text-properties officeooo:rsid="00179b03"/>
    </style:style>
    <style:style style:name="T27" style:family="text">
      <style:text-properties officeooo:rsid="00020b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Autoload\Simple</text:h>
      <text:p text:style-name="Class_20_Description"/>
      <text:p text:style-name="Class_20_Description"><text:span text:style-name="T1">The Autoload\Simple class is a very</text:span> simplified autoloader partially adherent to the PSR-0 autoload standard to search include path directories.<text:span text:style-name="T1"> <text:s/>For more information about PSR-0 and it's implications refer to </text:span><text:span text:style-name="T6">PHPProjectLib Developer's Guide, Section 2 – Autoloading Classes and PSR-0</text:span><text:span text:style-name="T1">.</text:span></text:p>
      <text:p text:style-name="P17"/>
      <text:h text:style-name="P21" text:outline-level="2">Design criteria and considerations</text:h>
      <text:p text:style-name="P18"/>
      <text:p text:style-name="Criteria_20_Body">Among the design considerations for the <text:span text:style-name="Class_20_Variables">Autoload\Simple</text:span> class are:</text:p>
      <text:p text:style-name="Criteria_20_Body"/>
      <text:list xml:id="list5327438083831295460" text:style-name="L1">
        <text:list-item>
          <text:p text:style-name="P22"><text:span text:style-name="T27">M</text:span>ust be standalone, with the exception of <text:span text:style-name="Class_20_Variables">Autoload\Exception</text:span> to notify the caller about an error situation;</text:p>
        </text:list-item>
        <text:list-item>
          <text:p text:style-name="P22">will search for the requested class only within the include path;</text:p>
        </text:list-item>
        <text:list-item>
          <text:p text:style-name="P22">implemented as a singleton class with both static and object entry points;</text:p>
        </text:list-item>
        <text:list-item>
          <text:p text:style-name="P22">uses the <text:span text:style-name="T2">SPL</text:span> functions to register the autoloader for use.</text:p>
        </text:list-item>
      </text:list>
      <text:p text:style-name="P17"/>
      <text:h text:style-name="P37" text:outline-level="4"><text:span text:style-name="T25">Dependencie</text:span>s</text:h>
      <text:p text:style-name="P30"/>
      <text:p text:style-name="P30">The <text:span text:style-name="Class_20_Variables">Autoload\</text:span><text:span text:style-name="Class_20_Variables"><text:span text:style-name="T26">Libraries</text:span></text:span> class contains the following <text:span text:style-name="T25">external dependencies</text:span>:</text:p>
      <text:p text:style-name="P3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3">Class Name</text:p>
          </table:table-cell>
        </table:table-row>
        <table:table-row>
          <table:table-cell table:style-name="Table9.A2" office:value-type="string">
            <text:p text:style-name="P35">Library\Autoload\Exception</text:p>
          </table:table-cell>
        </table:table-row>
      </table:table>
      <text:p text:style-name="P32"/>
      <text:p text:style-name="P32"/>
      <text:h text:style-name="P36" text:outline-level="4">Class Properties</text:h>
      <text:h text:style-name="Method_20_Listing_20_Title" text:outline-level="4"/>
      <text:p text:style-name="Method_20_Body">The <text:span text:style-name="T7">Autoload\Simple</text:span> class contains the following static class variable (property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1">Properties</text:p>
          </table:table-cell>
          <table:table-cell table:style-name="MethodTable.B1" office:value-type="string">
            <text:p text:style-name="P11">Description</text:p>
          </table:table-cell>
        </table:table-row>
        <table:table-row>
          <table:table-cell table:style-name="MethodTable.A2" office:value-type="string">
            <text:p text:style-name="P12">$me</text:p>
          </table:table-cell>
          <table:table-cell table:style-name="MethodTable.B2" office:value-type="string">
            <text:p text:style-name="P10">The current class instance, or null.</text:p>
          </table:table-cell>
        </table:table-row>
      </table:table>
      <text:p text:style-name="Method_20_Body"/>
      <text:p text:style-name="Method_20_Body">and the following class variable (property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roperties</text:p>
          </table:table-cell>
          <table:table-cell table:style-name="Table2.B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2">$separator</text:p>
          </table:table-cell>
          <table:table-cell table:style-name="Table2.B2" office:value-type="string">
            <text:p text:style-name="P10">The directory separator for the PHP implementation.</text:p>
          </table:table-cell>
        </table:table-row>
      </table:table>
      <text:p text:style-name="Standard"/>
      <text:h text:style-name="Method_20_Listing_20_Title" text:outline-level="4"/>
      <text:h text:style-name="Method_20_Listing_20_Title" text:outline-level="4">Class Methods</text:h>
      <text:h text:style-name="Method_20_Listing_20_Title" text:outline-level="4"/>
      <text:p text:style-name="Method_20_Body">The <text:span text:style-name="T7">Autoload\Simple</text:span> class contains the following static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Method</text:p>
          </table:table-cell>
          <table:table-cell table:style-name="Table1.B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3"><text:a xlink:type="simple" xlink:href="#instantiate" text:style-name="Internet_20_link" text:visited-style-name="Visited_20_Internet_20_Link"><text:span text:style-name="T5">instantiate</text:span></text:a></text:p>
          </table:table-cell>
          <table:table-cell table:style-name="Table1.B3" office:value-type="string">
            <text:p text:style-name="Method_20_Table_20_Description">Instantiate a singleton class object if <text:span text:style-name="Class_20_Variables">$me</text:span> is null.</text:p>
          </table:table-cell>
        </table:table-row>
        <table:table-row>
          <table:table-cell table:style-name="Table1.A2" office:value-type="string">
            <text:p text:style-name="P14"><text:a xlink:type="simple" xlink:href="#loadClass" text:style-name="Internet_20_link" text:visited-style-name="Visited_20_Internet_20_Link">loadClass</text:a></text:p>
          </table:table-cell>
          <table:table-cell table:style-name="Table1.B3" office:value-type="string">
            <text:p text:style-name="Method_20_Table_20_Description"><text:span text:style-name="T16">Load the requested class file</text:span>.</text:p>
          </table:table-cell>
        </table:table-row>
      </table:table>
      <text:p text:style-name="Standard"/>
      <text:p text:style-name="Method_20_Body">and the following class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Method</text:p>
          </table:table-cell>
          <table:table-cell table:style-name="Table3.B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13"><text:a xlink:type="simple" xlink:href="#constructor" text:style-name="Internet_20_link" text:visited-style-name="Visited_20_Internet_20_Link"><text:span text:style-name="T5">__construct</text:span></text:a></text:p>
          </table:table-cell>
          <table:table-cell table:style-name="Table3.B6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14"><text:a xlink:type="simple" xlink:href="#getSeparator" text:style-name="Internet_20_link" text:visited-style-name="Visited_20_Internet_20_Link">getSeparator</text:a></text:p>
          </table:table-cell>
          <table:table-cell table:style-name="Table3.B6" office:value-type="string">
            <text:p text:style-name="Method_20_Table_20_Description"><text:span text:style-name="T16">Get the PHP implementation dependent directory separator</text:span>.</text:p>
          </table:table-cell>
        </table:table-row>
        <table:table-row>
          <table:table-cell table:style-name="Table3.A2" office:value-type="string">
            <text:p text:style-name="P14"><text:a xlink:type="simple" xlink:href="#loader" text:style-name="Internet_20_link" text:visited-style-name="Visited_20_Internet_20_Link">loader</text:a></text:p>
          </table:table-cell>
          <table:table-cell table:style-name="Table3.B6" office:value-type="string">
            <text:p text:style-name="Method_20_Table_20_Description">Load the required class.</text:p>
          </table:table-cell>
        </table:table-row>
        <table:table-row>
          <table:table-cell table:style-name="Table3.A2" office:value-type="string">
            <text:p text:style-name="P14"><text:a xlink:type="simple" xlink:href="#loadClassFile" text:style-name="Internet_20_link" text:visited-style-name="Visited_20_Internet_20_Link">loadClassFile</text:a></text:p>
          </table:table-cell>
          <table:table-cell table:style-name="Table3.B6" office:value-type="string">
            <text:p text:style-name="Method_20_Table_20_Description">Class file loader.</text:p>
          </table:table-cell>
        </table:table-row>
        <table:table-row>
          <table:table-cell table:style-name="Table3.A2" office:value-type="string">
            <text:p text:style-name="P14"><text:a xlink:type="simple" xlink:href="#convertUnderscores" text:style-name="Internet_20_link" text:visited-style-name="Visited_20_Internet_20_Link">convertUnderscores</text:a></text:p>
          </table:table-cell>
          <table:table-cell table:style-name="Table3.B6" office:value-type="string">
            <text:p text:style-name="Method_20_Table_20_Description">Convert underscores to directory separators.</text:p>
          </table:table-cell>
        </table:table-row>
      </table:table>
      <text:p text:style-name="Standard"/>
      <text:p text:style-name="P19"/>
      <text:h text:style-name="P24" text:outline-level="5"><text:bookmark-start text:name="instantiate"/>instantiate<text:bookmark-end text:name="instantiate"/></text:h>
      <text:p text:style-name="Method_20_Body"/>
      <text:p text:style-name="Method_20_Body">Instantiate a singleton <text:span text:style-name="Class_20_Variables">Autoload\Simple</text:span> class object if the static variable <text:span text:style-name="Class_20_Variables">$me</text:span> is null.</text:p>
      <text:p text:style-name="Method_20_Body"/>
      <text:p text:style-name="Method_20_Code_20_Listing">/**</text:p>
      <text:p text:style-name="Method_20_Code_20_Listing"><text:s/>* instantiate</text:p>
      <text:p text:style-name="Method_20_Code_20_Listing"><text:s/>*</text:p>
      <text:p text:style-name="Method_20_Code_20_Listing"><text:s/>* Instantiate a singleton Autoload\Simple class, if not already instantiated.</text:p>
      <text:p text:style-name="Method_20_Code_20_Listing"><text:s/>* @return object $me</text:p>
      <text:p text:style-name="Method_20_Code_20_Listing"><text:s/>*/</text:p>
      <text:p text:style-name="Method_20_Code_20_Listing">public static function instantiate()</text:p>
      <text:p text:style-name="Method_20_Code_20_Listing">{</text:p>
      <text:p text:style-name="Method_20_Code_20_Listing"><text:tab/>if (self::$me == null)</text:p>
      <text:p text:style-name="Method_20_Code_20_Listing"><text:tab/>{</text:p>
      <text:p text:style-name="Method_20_Code_20_Listing"><text:tab/><text:tab/>self::$me = new Simple();</text:p>
      <text:p text:style-name="Method_20_Code_20_Listing"><text:tab/><text:tab/>self::$me-&gt;getSeparator();</text:p>
      <text:p text:style-name="Method_20_Code_20_Listing"/>
      <text:p text:style-name="Method_20_Code_20_Listing"><text:tab/><text:tab/>if (! spl_autoload_register(array(self::$me, 'loader'), false, false))</text:p>
      <text:p text:style-name="Method_20_Code_20_Listing"><text:tab/><text:tab/>{</text:p>
      <text:p text:style-name="Method_20_Code_20_Listing"><text:tab/><text:tab/><text:tab/>throw new Exception('Simple autoloader failed.', 1);</text:p>
      <text:p text:style-name="Method_20_Code_20_Listing"><text:tab/><text:tab/>}</text:p>
      <text:p text:style-name="Method_20_Code_20_Listing"><text:tab/>}</text:p>
      <text:p text:style-name="Method_20_Code_20_Listing"/>
      <text:p text:style-name="Method_20_Code_20_Listing"><text:tab/>return self::$me;</text:p>
      <text:p text:style-name="Method_20_Code_20_Listing">}</text:p>
      <text:p text:style-name="Method_20_Body"/>
      <text:p text:style-name="Method_20_Body">If the static variable <text:span text:style-name="Class_20_Variables"><text:span text:style-name="T8">$me</text:span></text:span> is null, </text:p>
      <text:p text:style-name="Method_20_Body"/>
      <text:list xml:id="list1586849290373349146" text:style-name="L2">
        <text:list-item>
          <text:p text:style-name="P27"><text:span text:style-name="T20">a new Autoload\Simple class instance is created and the object assigned to </text:span><text:span text:style-name="Class_20_Variables"><text:span text:style-name="T9">$me</text:span></text:span><text:span text:style-name="T20">;</text:span></text:p>
        </text:list-item>
        <text:list-item>
          <text:p text:style-name="P27"><text:span text:style-name="T20">an attempt is made to register the loader method as an autoloader. <text:s/>An </text:span><text:span text:style-name="Class_20_Variables"><text:span text:style-name="T10">Autoload\Exception</text:span></text:span><text:span text:style-name="T20"> is thrown if the registration fails;</text:span></text:p>
        </text:list-item>
        <text:list-item>
          <text:p text:style-name="P27"><text:span text:style-name="T20">the implementation relative directory separator character is determined and stored in </text:span><text:span text:style-name="Class_20_Variables"><text:span text:style-name="T9">$separator</text:span></text:span><text:span text:style-name="T20">.</text:span></text:p>
          <text:p text:style-name="P28"/>
        </text:list-item>
      </text:list>
      <text:p text:style-name="P6"><text:span text:style-name="T20">The value in the static variable </text:span><text:span text:style-name="Class_20_Variables"><text:span text:style-name="T9">$me</text:span></text:span><text:span text:style-name="T20"> is returned as the class instance.</text:span></text:p>
      <text:p text:style-name="P19"/>
      <text:h text:style-name="P24" text:outline-level="5"><text:bookmark-start text:name="loadClass"/>loadClass<text:bookmark-end text:name="loadClass"/></text:h>
      <text:p text:style-name="P7"/>
      <text:p text:style-name="Method_20_Body"><text:span text:style-name="T13">Static function to load the requested class file. <text:s/>This is the primary </text:span><text:span text:style-name="T14">STATIC</text:span><text:span text:style-name="T13"> entry point to the </text:span><text:span text:style-name="Class_20_Variables"><text:span text:style-name="T15">Autoload\Simple</text:span></text:span><text:span text:style-name="T13"> class.</text:span></text:p>
      <text:p text:style-name="P9"/>
      <text:p text:style-name="Method_20_Code_20_Listing">/**</text:p>
      <text:p text:style-name="Method_20_Code_20_Listing"><text:s/>* loadClass</text:p>
      <text:p text:style-name="Method_20_Code_20_Listing"><text:s/>*</text:p>
      <text:p text:style-name="Method_20_Code_20_Listing"><text:s/>* Static function to load the requested class file</text:p>
      <text:p text:style-name="Method_20_Code_20_Listing"><text:s/>* @param string $class = class file name</text:p>
      <text:p text:style-name="Method_20_Code_20_Listing"><text:s/>* @return boolean true = successful, false = not successful</text:p>
      <text:p text:style-name="Method_20_Code_20_Listing"><text:s/>*/</text:p>
      <text:p text:style-name="Method_20_Code_20_Listing">public static function loadClass($class)</text:p>
      <text:p text:style-name="Method_20_Code_20_Listing">{</text:p>
      <text:p text:style-name="Method_20_Code_20_Listing"><text:tab/>return self::instantiate()-&gt;loader($class);</text:p>
      <text:p text:style-name="P5">}</text:p>
      <text:p text:style-name="P9"/>
      <text:p text:style-name="Method_20_Body"><text:span text:style-name="T13">The static function calls </text:span><text:span text:style-name="Class_20_Variables"><text:span text:style-name="T15">instantiate</text:span></text:span><text:span text:style-name="T13"> to create the singleton class, if necessary, and get the object instance variable, which is used to pass the load class request to the </text:span><text:span text:style-name="Class_20_Variables"><text:span text:style-name="T15">loader</text:span></text:span><text:span text:style-name="T13"> class method.</text:span></text:p>
      <text:p text:style-name="P9"/>
      <text:h text:style-name="P26" text:outline-level="5"><text:bookmark-start text:name="constructor"/>__construct<text:bookmark-end text:name="constructor"/></text:h>
      <text:p text:style-name="P8"/>
      <text:p text:style-name="Method_20_Body"><text:span text:style-name="T11">The constructor is implemented as a </text:span><text:span text:style-name="T4">private</text:span><text:span text:style-name="T11"> method, rather than a </text:span><text:span text:style-name="T4">public</text:span><text:span text:style-name="T11"> method. <text:s/>This will help to enforce the singleton class object. <text:s/></text:span><text:span text:style-name="Class_20_Variables"><text:span text:style-name="T11">__construct</text:span></text:span><text:span text:style-name="T11"> can only be called from a static method within the </text:span><text:span text:style-name="Class_20_Variables"><text:span text:style-name="T11">Autoload\Simple</text:span></text:span><text:span text:style-name="T11"> class. <text:s/>Refer to the </text:span><text:span text:style-name="T7">instantiate</text:span><text:span text:style-name="T11"> static method.</text:span></text:p>
      <text:p text:style-name="P8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Singleton class constructor</text:p>
      <text:p text:style-name="Method_20_Code_20_Listing"><text:s/>*/</text:p>
      <text:p text:style-name="Method_20_Code_20_Listing">private function __construct()</text:p>
      <text:p text:style-name="Method_20_Code_20_Listing">{</text:p>
      <text:p text:style-name="P4">}</text:p>
      <text:p text:style-name="P8"/>
      <text:p text:style-name="Method_20_Body"><text:span text:style-name="T11">The class constructor expects no parameters and exists only to control access to the class through the </text:span><text:span text:style-name="T2">new</text:span><text:span text:style-name="T11"> command.</text:span></text:p>
      <text:p text:style-name="P8"/>
      <text:h text:style-name="P25" text:outline-level="5"><text:bookmark-start text:name="loader"/>loader<text:bookmark-end text:name="loader"/></text:h>
      <text:p text:style-name="P8"/>
      <text:p text:style-name="P8">Load the required class file from an include directory.</text:p>
      <text:p text:style-name="P8"/>
      <text:p text:style-name="Method_20_Code_20_Listing">/**</text:p>
      <text:p text:style-name="Method_20_Code_20_Listing"><text:s/>* loader.</text:p>
      <text:p text:style-name="Method_20_Code_20_Listing"><text:s/>*</text:p>
      <text:p text:style-name="Method_20_Code_20_Listing"><text:s/>* load the required class file from an include directory.</text:p>
      <text:p text:style-name="Method_20_Code_20_Listing"><text:s/>* @param string $class = the class name to load in PSR-0 format</text:p>
      <text:p text:style-name="Method_20_Code_20_Listing"><text:s/>* @return boolean true = successful, false = not successful</text:p>
      <text:p text:style-name="Method_20_Code_20_Listing"><text:s/>*/</text:p>
      <text:p text:style-name="Method_20_Code_20_Listing">public function loader($class)</text:p>
      <text:p text:style-name="Method_20_Code_20_Listing">{</text:p>
      <text:p text:style-name="Method_20_Code_20_Listing"><text:tab/>$directories = explode(PATH_SEPARATOR, get_include_path());</text:p>
      <text:p text:style-name="Method_20_Code_20_Listing"><text:s text:c="2"/><text:tab/>if (! in_array('.', $directories))</text:p>
      <text:p text:style-name="Method_20_Code_20_Listing"><text:s text:c="2"/><text:tab/>{</text:p>
      <text:p text:style-name="Method_20_Code_20_Listing"><text:s text:c="2"/><text:tab/> <text:s/><text:tab/>array_push($directories, '.');</text:p>
      <text:p text:style-name="Method_20_Code_20_Listing"><text:s text:c="2"/><text:tab/>}</text:p>
      <text:p text:style-name="Method_20_Code_20_Listing"/>
      <text:p text:style-name="Method_20_Code_20_Listing"><text:span text:style-name="T22"><text:s text:c="2"/><text:tab/></text:span>return $this-&gt;loadClassFile($this-&gt;convertUnderscores($class), $directories);</text:p>
      <text:p text:style-name="P4">}</text:p>
      <text:p text:style-name="P8"/>
      <text:p text:style-name="Method_20_Body"><text:span text:style-name="T17">The loader method expects a single, mandatory parameter (</text:span><text:span text:style-name="Class_20_Variables">$class</text:span><text:span text:style-name="T17">) containing the class name to load in </text:span><text:span text:style-name="Class_20_Variables">PSR-0</text:span><text:span text:style-name="T17"> format :</text:span></text:p>
      <text:p text:style-name="Method_20_Body"/>
      <text:p text:style-name="Method_20_Indent"><text:span text:style-name="Class_20_Variables"><text:span text:style-name="T8">$directories</text:span></text:span> <text:tab/>An array containing the path names from the include-path.</text:p>
      <text:p text:style-name="Method_20_Body"/>
      <text:p text:style-name="Method_20_Body">A check of the entries in the array is made to be sure that the current directory is also present in the <text:span text:style-name="Class_20_Variables"><text:span text:style-name="T8">$directories</text:span></text:span> array.</text:p>
      <text:p text:style-name="Method_20_Body"/>
      <text:p text:style-name="Method_20_Body"><text:span text:style-name="T11">The class name, with underscores converted to </text:span><text:span text:style-name="Class_20_Variables"><text:span text:style-name="T8">$separator</text:span></text:span><text:span text:style-name="T11"> characters, and <text:s/>directory array are passed to the </text:span><text:span text:style-name="Class_20_Variables"><text:span text:style-name="T11">loadClassFile</text:span></text:span><text:span text:style-name="T11"> method for further processing.</text:span></text:p>
      <text:p text:style-name="P8"/>
      <text:h text:style-name="P25" text:outline-level="5"><text:bookmark-start text:name="loadClassFile"/>loadClassFile<text:bookmark-end text:name="loadClassFile"/></text:h>
      <text:p text:style-name="P8"/>
      <text:p text:style-name="Method_20_Body"><text:span text:style-name="T11">The </text:span><text:span text:style-name="Class_20_Variables"><text:span text:style-name="T11">Autoload\Simple</text:span></text:span><text:span text:style-name="T11"> class file loader method.</text:span></text:p>
      <text:p text:style-name="P8"/>
      <text:p text:style-name="Method_20_Code_20_Listing">/**</text:p>
      <text:p text:style-name="Method_20_Code_20_Listing"><text:s/>* loadClassFile</text:p>
      <text:p text:style-name="Method_20_Code_20_Listing"><text:s/>*</text:p>
      <text:p text:style-name="Method_20_Code_20_Listing"><text:s/>* The autoload class file loader.</text:p>
      <text:p text:style-name="Method_20_Code_20_Listing"><text:s/>* @param string $class = the class file to load</text:p>
      <text:p text:style-name="Method_20_Code_20_Listing"><text:tab/> * @param array $directories = directories to search for the file in</text:p>
      <text:p text:style-name="Method_20_Code_20_Listing"><text:s/>* @return boolean true = successful, false = failed.</text:p>
      <text:p text:style-name="Method_20_Code_20_Listing"><text:s/>*/</text:p>
      <text:p text:style-name="Method_20_Code_20_Listing">protected function loadClassFile($class, $directories)</text:p>
      <text:p text:style-name="Method_20_Code_20_Listing">{</text:p>
      <text:p text:style-name="Method_20_Code_20_Listing"><text:tab/>foreach($directories as $directory)</text:p>
      <text:p text:style-name="Method_20_Code_20_Listing"><text:tab/>{</text:p>
      <text:p text:style-name="Method_20_Code_20_Listing"><text:tab/> <text:s/><text:tab/>$classFile = str_replace(array('\\', '\\\\', '//'), '/', </text:p>
      <text:p text:style-name="Method_20_Code_20_Listing"><text:tab/><text:tab/><text:tab/><text:tab/>sprintf('%s%s%s.php', $directory, </text:p>
      <text:p text:style-name="Method_20_Code_20_Listing"><text:tab/><text:tab/><text:tab/><text:tab/><text:tab/><text:tab/><text:tab/> <text:s/>$this-&gt;separator, </text:p>
      <text:p text:style-name="Method_20_Code_20_Listing"><text:tab/><text:tab/><text:tab/><text:tab/><text:tab/><text:tab/><text:tab/> <text:s/>$class));</text:p>
      <text:p text:style-name="Method_20_Code_20_Listing"/>
      <text:p text:style-name="Method_20_Code_20_Listing"><text:tab/> <text:s/><text:tab/>if (file_exists($classFile))</text:p>
      <text:p text:style-name="Method_20_Code_20_Listing"><text:tab/> <text:s/><text:tab/>{</text:p>
      <text:p text:style-name="Method_20_Code_20_Listing"><text:tab/><text:tab/><text:tab/>if (include_once $classFile)</text:p>
      <text:p text:style-name="Method_20_Code_20_Listing"><text:tab/><text:tab/><text:tab/>{</text:p>
      <text:p text:style-name="Method_20_Code_20_Listing"><text:tab/><text:tab/><text:tab/><text:tab/>return true;</text:p>
      <text:p text:style-name="Method_20_Code_20_Listing"><text:tab/><text:tab/><text:tab/>}</text:p>
      <text:p text:style-name="Method_20_Code_20_Listing"><text:tab/> <text:s/><text:tab/>}</text:p>
      <text:p text:style-name="Method_20_Code_20_Listing"><text:tab/>}</text:p>
      <text:p text:style-name="Method_20_Code_20_Listing"/>
      <text:p text:style-name="Method_20_Code_20_Listing"><text:s text:c="2"/><text:tab/>return false;</text:p>
      <text:p text:style-name="P4">}</text:p>
      <text:p text:style-name="P8"/>
      <text:p text:style-name="Method_20_Body">The <text:span text:style-name="Class_20_Variables">loadClassFile</text:span> method expects 2 mandatory parameters:</text:p>
      <text:p text:style-name="Method_20_Body"/>
      <text:p text:style-name="Method_20_Indent"><text:span text:style-name="Class_20_Variables"><text:span text:style-name="T11">$class</text:span></text:span><text:span text:style-name="T21"> </text:span><text:span text:style-name="T13"><text:s/><text:tab/><text:tab/>A string containing the name of the class file to load</text:span></text:p>
      <text:p text:style-name="Method_20_Indent"><text:span text:style-name="Class_20_Variables"><text:span text:style-name="T11">$directories</text:span></text:span><text:span text:style-name="T13"> <text:tab/>An array containing the names of the directories to search</text:span></text:p>
      <text:p text:style-name="Method_20_Body"/>
      <text:p text:style-name="Method_20_Body"><text:span text:style-name="T13">The following steps are performed for each directory name in the </text:span><text:span text:style-name="Class_20_Variables"><text:span text:style-name="T11">$directories</text:span></text:span><text:span text:style-name="T13"> array:</text:span></text:p>
      <text:p text:style-name="P9"/>
      <text:list xml:id="list2128601961215745185" text:style-name="L3">
        <text:list-item>
          <text:p text:style-name="P29">A class file path is constructed from the directory name and the class name;</text:p>
        </text:list-item>
        <text:list-item>
          <text:p text:style-name="P29">the class file path is checked for existence;</text:p>
        </text:list-item>
        <text:list-item>
          <text:p text:style-name="P29">If the class file exists </text:p>
        </text:list-item>
        <text:list-item>
          <text:p text:style-name="P31">load the class file via an <text:span text:style-name="T3">include_once</text:span> command</text:p>
        </text:list-item>
        <text:list-item>
          <text:p text:style-name="P31"><text:span text:style-name="T18">If the class file load is successful, a </text:span><text:span text:style-name="Class_20_Variables"><text:span text:style-name="T12">true</text:span></text:span><text:span text:style-name="T19"> value is returned.</text:span></text:p>
          <text:p text:style-name="P29"/>
        </text:list-item>
      </text:list>
      <text:p text:style-name="Method_20_Body">If the class file wasn't loaded after checking each directory name, return a <text:span text:style-name="Class_20_Variables"><text:span text:style-name="T23">false</text:span></text:span> value.</text:p>
      <text:p text:style-name="Method_20_Body"/>
      <text:p text:style-name="P8"/>
      <text:h text:style-name="P25" text:outline-level="5"><text:bookmark-start text:name="convertUnderscores"/>convertUnderscores<text:bookmark-end text:name="convertUnderscores"/></text:h>
      <text:p text:style-name="P8"/>
      <text:p text:style-name="Method_20_Body"><text:span text:style-name="T13">Convert all underscores to </text:span><text:span text:style-name="Class_20_Variables"><text:span text:style-name="T11">$separator</text:span></text:span><text:span text:style-name="T13">.</text:span></text:p>
      <text:p text:style-name="P8"/>
      <text:p text:style-name="Method_20_Code_20_Listing">/**</text:p>
      <text:p text:style-name="Method_20_Code_20_Listing"><text:s/>* convertUnderscores</text:p>
      <text:p text:style-name="Method_20_Code_20_Listing"><text:s/>*</text:p>
      <text:p text:style-name="Method_20_Code_20_Listing"><text:s/>* convert all underscores to DIRECTORY_SEPARATORs</text:p>
      <text:p text:style-name="Method_20_Code_20_Listing"><text:s/>* @param string $class = class name to convert</text:p>
      <text:p text:style-name="Method_20_Code_20_Listing"><text:s/>* @return string $class = converted class name</text:p>
      <text:p text:style-name="Method_20_Code_20_Listing"><text:s/>*/</text:p>
      <text:p text:style-name="Method_20_Code_20_Listing">public function convertUnderscores($class)</text:p>
      <text:p text:style-name="Method_20_Code_20_Listing">{</text:p>
      <text:p text:style-name="Method_20_Code_20_Listing"><text:tab/>return str_replace('_', $this-&gt;separator, $class);</text:p>
      <text:p text:style-name="P4">}</text:p>
      <text:p text:style-name="P8"/>
      <text:p text:style-name="P8"/>
      <text:h text:style-name="P25" text:outline-level="5"><text:bookmark-start text:name="getSeparator"/>getSeparator<text:bookmark-end text:name="getSeparator"/></text:h>
      <text:p text:style-name="P8"/>
      <text:p text:style-name="Method_20_Body"><text:span text:style-name="T13">Sets the separator character on the first call and returns the </text:span><text:span text:style-name="T11">current value of the directory separator.</text:span></text:p>
      <text:p text:style-name="P8"/>
      <text:p text:style-name="P2">/**</text:p>
      <text:p text:style-name="P2"><text:s/>* getSeparator.</text:p>
      <text:p text:style-name="P2"><text:s/>*</text:p>
      <text:p text:style-name="P2"><text:s/>* Sets the separator character on the first call and returns the</text:p>
      <text:p text:style-name="P2"><text:s/>* current value of the directory separator.</text:p>
      <text:p text:style-name="P2"><text:s/>* @return string $separator = current directory path separator</text:p>
      <text:p text:style-name="P2"><text:s/>*/</text:p>
      <text:p text:style-name="P2">public function getSeparator()</text:p>
      <text:p text:style-name="P2">{</text:p>
      <text:p text:style-name="P2"><text:s text:c="4"/>if (! $this-&gt;separator)</text:p>
      <text:p text:style-name="P2"><text:s text:c="4"/>{</text:p>
      <text:p text:style-name="P2"><text:tab/>$this-&gt;separator = (substr(strtolower(trim(php_uname())), 0, 3) == 'win') </text:p>
      <text:p text:style-name="P2"><text:tab/><text:tab/><text:tab/><text:tab/><text:tab/>? '/' : DIRECTORY_SEPARATOR;</text:p>
      <text:p text:style-name="P2"><text:s text:c="4"/>}</text:p>
      <text:p text:style-name="P2"/>
      <text:p text:style-name="P2"><text:s text:c="4"/>return $this-&gt;separator;</text:p>
      <text:p text:style-name="P3">}</text:p>
      <text:p text:style-name="Method_20_Body"/>
      <text:h text:style-name="P23" text:outline-level="3">Source Listing</text:h>
      <text:p text:style-name="Coding_20_Body"/>
      <text:p text:style-name="P16">&lt;<text:span text:style-name="T24">?php</text:span></text:p>
      <text:p text:style-name="Code_20_Listing">namespace Library\Autoload;</text:p>
      <text:p text:style-name="Code_20_Listing"/>
      <text:p text:style-name="Code_20_Listing">/*</text:p>
      <text:p text:style-name="Code_20_Listing"><text:s/>* <text:tab/><text:tab/>Autoload\Simple is copyright © 2012. EarthWalk Software.</text:p>
      <text:p text:style-name="Code_20_Listing"><text:s/>* <text:tab/><text:tab/>Licensed under the Academic Free License version 3.0.</text:p>
      <text:p text:style-name="Code_20_Listing"><text:s/>* <text:tab/><text:tab/>Refer to the file named License.txt provided with the source, </text:p>
      <text:p text:style-name="Code_20_Listing"><text:s/>* <text:tab/><text:tab/><text:tab/><text:tab/><text:tab/> or from http://opensource.org/licenses/academic.php</text:p>
      <text:p text:style-name="Code_20_Listing"><text:s/>*/</text:p>
      <text:p text:style-name="Code_20_Listing">/**</text:p>
      <text:p text:style-name="Code_20_Listing"><text:s/>* Autoload\Simple.</text:p>
      <text:p text:style-name="Code_20_Listing"><text:s/>*</text:p>
      <text:p text:style-name="Code_20_Listing"><text:s/>* A simple autoloader partially adherent to the PSR-0 autoload standard to</text:p>
      <text:p text:style-name="Code_20_Listing"><text:s/>* <text:s text:c="2"/>search include path directories.</text:p>
      <text:p text:style-name="Code_20_Listing"><text:s/>* Refer to https://github.com/php-fig/fig-standards/blob/master/accepted/PSR-0.md</text:p>
      <text:p text:style-name="Code_20_Listing"><text:s/>* @author Jay Wheeler.</text:p>
      <text:p text:style-name="Code_20_Listing"><text:s/>* @version 1.0</text:p>
      <text:p text:style-name="Code_20_Listing"><text:s/>* @copyright © 2012. EarthWalk Software.</text:p>
      <text:p text:style-name="Code_20_Listing"><text:s/>* @license Licensed under the Academic Free License version 3.0.</text:p>
      <text:p text:style-name="Code_20_Listing"><text:s/>* @package Library.</text:p>
      <text:p text:style-name="Code_20_Listing"><text:s/>* @subpackage Autoload.</text:p>
      <text:p text:style-name="Code_20_Listing"><text:s/>*/</text:p>
      <text:p text:style-name="Code_20_Listing">class Simple</text:p>
      <text:p text:style-name="Code_20_Listing">{</text:p>
      <text:p text:style-name="Code_20_Listing"><text:tab/>/**</text:p>
      <text:p text:style-name="Code_20_Listing"><text:tab/> * me</text:p>
      <text:p text:style-name="Code_20_Listing"><text:tab/> *</text:p>
      <text:p text:style-name="Code_20_Listing"><text:tab/> * Reference to the instantiated singleton class</text:p>
      <text:p text:style-name="Code_20_Listing"><text:tab/> * @var object $me</text:p>
      <text:p text:style-name="Code_20_Listing"><text:tab/> */</text:p>
      <text:p text:style-name="Code_20_Listing"><text:tab/>private<text:tab/>static<text:tab/>$me = null;</text:p>
      <text:p text:style-name="Code_20_Listing"/>
      <text:p text:style-name="Code_20_Listing"><text:tab/>/**</text:p>
      <text:p text:style-name="Code_20_Listing"><text:tab/> * separator</text:p>
      <text:p text:style-name="Code_20_Listing"><text:tab/> *</text:p>
      <text:p text:style-name="Code_20_Listing"><text:tab/> * The current separator</text:p>
      <text:p text:style-name="Code_20_Listing"><text:tab/> * @var string $separator</text:p>
      <text:p text:style-name="Code_20_Listing"><text:tab/> */</text:p>
      <text:p text:style-name="Code_20_Listing"><text:tab/>private<text:tab/><text:tab/><text:tab/>$separator;</text:p>
      <text:p text:style-name="Code_20_Listing"/>
      <text:p text:style-name="Code_20_Listing"><text:tab/>/**</text:p>
      <text:p text:style-name="Code_20_Listing"><text:tab/> * __construct</text:p>
      <text:p text:style-name="Code_20_Listing"><text:tab/> *</text:p>
      <text:p text:style-name="Code_20_Listing"><text:tab/> * Singleton class constructor.</text:p>
      <text:p text:style-name="Code_20_Listing"><text:tab/> */</text:p>
      <text:p text:style-name="Code_20_Listing"><text:tab/>private function __construct()</text:p>
      <text:p text:style-name="Code_20_Listing"><text:tab/>{</text:p>
      <text:p text:style-name="Code_20_Listing"><text:tab/>}</text:p>
      <text:p text:style-name="Code_20_Listing"/>
      <text:p text:style-name="P15"><text:tab/>/**</text:p>
      <text:p text:style-name="Code_20_Listing"><text:tab/> * instantiate</text:p>
      <text:p text:style-name="Code_20_Listing"><text:tab/> *</text:p>
      <text:p text:style-name="Code_20_Listing"><text:tab/> * Instantiate a singleton Autoload class if not already instantiated.</text:p>
      <text:p text:style-name="Code_20_Listing"><text:tab/> * @return object $me</text:p>
      <text:p text:style-name="Code_20_Listing"><text:tab/> */</text:p>
      <text:p text:style-name="Code_20_Listing"><text:tab/>public static function instantiate()</text:p>
      <text:p text:style-name="Code_20_Listing"><text:tab/>{</text:p>
      <text:p text:style-name="Code_20_Listing"><text:tab/><text:tab/>if (self::$me == null)</text:p>
      <text:p text:style-name="Code_20_Listing"><text:tab/><text:tab/>{</text:p>
      <text:p text:style-name="Code_20_Listing"><text:tab/><text:tab/><text:tab/>self::$me = new Simple();</text:p>
      <text:p text:style-name="Code_20_Listing"><text:tab/><text:tab/><text:tab/>self::$me-&gt;getSeparator();</text:p>
      <text:p text:style-name="Code_20_Listing"/>
      <text:p text:style-name="Code_20_Listing"><text:tab/><text:tab/><text:tab/>if (! spl_autoload_register(array(self::$me, 'loader'), false, false))</text:p>
      <text:p text:style-name="Code_20_Listing"><text:tab/><text:tab/><text:tab/>{</text:p>
      <text:p text:style-name="Code_20_Listing"><text:tab/><text:tab/><text:tab/><text:tab/>throw new Exception('Simple autoloader failed.', 1);</text:p>
      <text:p text:style-name="Code_20_Listing"><text:tab/><text:tab/><text:tab/>}</text:p>
      <text:p text:style-name="Code_20_Listing"><text:tab/><text:tab/>}</text:p>
      <text:p text:style-name="Code_20_Listing"/>
      <text:p text:style-name="Code_20_Listing"><text:tab/><text:tab/>return self::$me;</text:p>
      <text:p text:style-name="Code_20_Listing"><text:tab/>}</text:p>
      <text:p text:style-name="Code_20_Listing"/>
      <text:p text:style-name="Code_20_Listing"><text:tab/>/**</text:p>
      <text:p text:style-name="Code_20_Listing"><text:tab/> * loadClass</text:p>
      <text:p text:style-name="Code_20_Listing"><text:tab/> *</text:p>
      <text:p text:style-name="Code_20_Listing"><text:tab/> * Static function to load the requested class file</text:p>
      <text:p text:style-name="Code_20_Listing"><text:tab/> * @param string $class = class file name</text:p>
      <text:p text:style-name="Code_20_Listing"><text:tab/> * @return boolean true = successful, false = not successful</text:p>
      <text:p text:style-name="Code_20_Listing"><text:tab/> */</text:p>
      <text:p text:style-name="Code_20_Listing"><text:tab/>public static function loadClass($class)</text:p>
      <text:p text:style-name="Code_20_Listing"><text:tab/>{</text:p>
      <text:p text:style-name="Code_20_Listing"><text:tab/><text:tab/>return self::instantiate()-&gt;loader($class);</text:p>
      <text:p text:style-name="Code_20_Listing"><text:tab/>}</text:p>
      <text:p text:style-name="Code_20_Listing"/>
      <text:p text:style-name="Code_20_Listing"><text:tab/>/**</text:p>
      <text:p text:style-name="Code_20_Listing"><text:tab/> * loader.</text:p>
      <text:p text:style-name="Code_20_Listing"><text:tab/> *</text:p>
      <text:p text:style-name="Code_20_Listing"><text:tab/> * load the required class file from an include directory.</text:p>
      <text:p text:style-name="Code_20_Listing"><text:tab/> * @param string $class = the class name to load in PSR-0 format</text:p>
      <text:p text:style-name="Code_20_Listing"><text:tab/> * @return boolean true = successful, false = not successful</text:p>
      <text:p text:style-name="Code_20_Listing"><text:tab/> */</text:p>
      <text:p text:style-name="Code_20_Listing"><text:s text:c="2"/><text:tab/>public function loader($class)</text:p>
      <text:p text:style-name="Code_20_Listing"><text:s text:c="2"/><text:tab/>{</text:p>
      <text:p text:style-name="Code_20_Listing"><text:s text:c="2"/><text:tab/><text:tab/>$directories = explode(PATH_SEPARATOR, get_include_path());</text:p>
      <text:p text:style-name="Code_20_Listing"><text:s text:c="2"/><text:tab/> <text:s/><text:tab/>if (! in_array('.', $directories))</text:p>
      <text:p text:style-name="Code_20_Listing"><text:s text:c="2"/><text:tab/> <text:s/><text:tab/>{</text:p>
      <text:p text:style-name="Code_20_Listing"><text:s text:c="2"/><text:tab/> <text:s/><text:tab/> <text:s/><text:tab/>array_push($directories, '.');</text:p>
      <text:p text:style-name="Code_20_Listing"><text:s text:c="2"/><text:tab/> <text:s/><text:tab/>}</text:p>
      <text:p text:style-name="Code_20_Listing"/>
      <text:p text:style-name="Code_20_Listing"><text:s text:c="2"/><text:tab/> <text:s/><text:tab/>return $this-&gt;loadClassFile($this-&gt;convertUnderscores($class), $directories);</text:p>
      <text:p text:style-name="Code_20_Listing"><text:s text:c="2"/><text:tab/>}</text:p>
      <text:p text:style-name="Code_20_Listing"/>
      <text:p text:style-name="P15"><text:tab/>/**</text:p>
      <text:p text:style-name="Code_20_Listing"><text:tab/> * loadClassFile</text:p>
      <text:p text:style-name="Code_20_Listing"><text:tab/> *</text:p>
      <text:p text:style-name="Code_20_Listing"><text:tab/> * The autoload class file loader.</text:p>
      <text:p text:style-name="Code_20_Listing"><text:tab/> * @param string $class = the class file to load</text:p>
      <text:p text:style-name="Code_20_Listing"><text:tab/> * @param array $directories = directories to search for the file in</text:p>
      <text:p text:style-name="Code_20_Listing"><text:tab/> * @return boolean true = successful, false = failed.</text:p>
      <text:p text:style-name="Code_20_Listing"><text:tab/> */</text:p>
      <text:p text:style-name="Code_20_Listing"><text:tab/>protected function loadClassFile($class, $directories)</text:p>
      <text:p text:style-name="Code_20_Listing"><text:tab/>{</text:p>
      <text:p text:style-name="Code_20_Listing"><text:s text:c="2"/><text:tab/><text:tab/>foreach($directories as $directory)</text:p>
      <text:p text:style-name="Code_20_Listing"><text:s text:c="2"/><text:tab/><text:tab/>{</text:p>
      <text:p text:style-name="Code_20_Listing"><text:tab/><text:tab/> <text:s/><text:tab/>$classFile = str_replace(array('\\', '\\\\', '//'), '/', </text:p>
      <text:p text:style-name="Code_20_Listing"><text:tab/><text:tab/><text:tab/><text:tab/>sprintf('%s%s%s.php', $directory, $this-&gt;separator, $class));</text:p>
      <text:p text:style-name="Code_20_Listing"/>
      <text:p text:style-name="Code_20_Listing"><text:tab/><text:tab/> <text:s/><text:tab/>if (file_exists($classFile))</text:p>
      <text:p text:style-name="Code_20_Listing"><text:tab/><text:tab/> <text:s/><text:tab/>{</text:p>
      <text:p text:style-name="Code_20_Listing"><text:s text:c="2"/><text:tab/><text:tab/><text:tab/><text:tab/>if (include_once $classFile)</text:p>
      <text:p text:style-name="Code_20_Listing"><text:s text:c="2"/><text:tab/><text:tab/><text:tab/><text:tab/>{</text:p>
      <text:p text:style-name="Code_20_Listing"><text:s text:c="2"/><text:tab/><text:tab/><text:tab/><text:tab/><text:tab/>return true;</text:p>
      <text:p text:style-name="Code_20_Listing"><text:s text:c="2"/><text:tab/><text:tab/><text:tab/><text:tab/>}</text:p>
      <text:p text:style-name="Code_20_Listing"><text:tab/> <text:s/><text:tab/> <text:s/><text:tab/>}</text:p>
      <text:p text:style-name="Code_20_Listing"><text:s text:c="2"/><text:tab/><text:tab/>}</text:p>
      <text:p text:style-name="Code_20_Listing"/>
      <text:p text:style-name="Code_20_Listing"><text:tab/> <text:s/><text:tab/>return false;</text:p>
      <text:p text:style-name="Code_20_Listing"><text:tab/>}</text:p>
      <text:p text:style-name="Code_20_Listing"/>
      <text:p text:style-name="Code_20_Listing"><text:s text:c="4"/>/**</text:p>
      <text:p text:style-name="Code_20_Listing"><text:s text:c="5"/>* getSeparator.</text:p>
      <text:p text:style-name="Code_20_Listing"><text:s text:c="5"/>*</text:p>
      <text:p text:style-name="Code_20_Listing"><text:s text:c="5"/>* Sets the separator character on the first call and returns the</text:p>
      <text:p text:style-name="Code_20_Listing"><text:s text:c="5"/>* current value of the directory separator.</text:p>
      <text:p text:style-name="Code_20_Listing"><text:s text:c="5"/>* @return string $separator = current directory path separator</text:p>
      <text:p text:style-name="Code_20_Listing"><text:s text:c="5"/>*/</text:p>
      <text:p text:style-name="Code_20_Listing"><text:s text:c="2"/><text:tab/>public function getSeparator()</text:p>
      <text:p text:style-name="Code_20_Listing"><text:s text:c="2"/><text:tab/>{</text:p>
      <text:p text:style-name="Code_20_Listing"><text:s text:c="2"/><text:tab/> <text:s text:c="3"/>if ($this-&gt;separator == '')</text:p>
      <text:p text:style-name="Code_20_Listing"><text:s text:c="2"/><text:tab/> <text:s text:c="3"/>{</text:p>
      <text:p text:style-name="Code_20_Listing"><text:s text:c="2"/><text:tab/><text:tab/>$this-&gt;separator = (substr(strtolower(trim(php_uname())), 0, 3) == 'win') </text:p>
      <text:p text:style-name="Code_20_Listing"><text:s text:c="33"/>? '/' : DIRECTORY_SEPARATOR;</text:p>
      <text:p text:style-name="Code_20_Listing"><text:s text:c="2"/><text:tab/> <text:s text:c="3"/>}</text:p>
      <text:p text:style-name="Code_20_Listing"/>
      <text:p text:style-name="Code_20_Listing"><text:s text:c="2"/><text:tab/> <text:s text:c="3"/>return $this-&gt;separator;</text:p>
      <text:p text:style-name="Code_20_Listing"><text:s text:c="2"/><text:tab/>}</text:p>
      <text:p text:style-name="Code_20_Listing"/>
      <text:p text:style-name="Code_20_Listing"><text:tab/>/**</text:p>
      <text:p text:style-name="Code_20_Listing"><text:tab/> * convertUnderscores</text:p>
      <text:p text:style-name="Code_20_Listing"><text:tab/> *</text:p>
      <text:p text:style-name="Code_20_Listing"><text:tab/> * convert all underscores to DIRECTORY_SEPARATORs</text:p>
      <text:p text:style-name="Code_20_Listing"><text:tab/> * @param string $class = class name to convert</text:p>
      <text:p text:style-name="Code_20_Listing"><text:tab/> * @return string $class = converted class name</text:p>
      <text:p text:style-name="Code_20_Listing"><text:tab/> */</text:p>
      <text:p text:style-name="Code_20_Listing"><text:tab/>public function convertUnderscores($class)</text:p>
      <text:p text:style-name="Code_20_Listing"><text:tab/>{</text:p>
      <text:p text:style-name="Code_20_Listing"><text:tab/><text:tab/>return str_replace('_', $this-&gt;separator, $class);</text:p>
      <text:p text:style-name="Code_20_Listing"><text:tab/>}</text:p>
      <text:p text:style-name="Code_20_Listing"/>
      <text:p text:style-name="Code_20_Listing">}</text:p>
      <text:p text:style-name="Code_20_List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erif4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DejaVu Serif4" fo:font-family="'DejaVu Serif'" style:font-family-generic="swiss" style:font-pitch="variable" fo:font-size="11pt" style:font-name-asian="OpenSymbol1" style:font-family-asian="OpenSymbol" style:font-size-asian="11pt" style:font-name-complex="OpenSymbol1" style:font-family-complex="OpenSymbol" style:font-size-complex="11pt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Autoload\Simple<text:tab/><text:tab/><text:tab/><text:page-number text:select-page="current">12</text:page-number><text:tab/><text:tab/><text:tab/><text:tab/><text:date style:data-style-name="N76" text:date-value="2012-05-31T12:23:38.980000144" text:fixed="true">May 31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2:19:19</meta:creation-date>
    <dc:title>ClassDocument</dc:title>
    <meta:editing-duration>PT1H26S</meta:editing-duration>
    <meta:editing-cycles>10</meta:editing-cycles>
    <meta:generator>LibreOffice/4.3.7.2$Linux_X86_64 LibreOffice_project/430$Build-2</meta:generator>
    <meta:initial-creator>Jay Wheeler</meta:initial-creator>
    <dc:date>2015-05-01T13:51:22.804357409</dc:date>
    <meta:document-statistic meta:table-count="5" meta:image-count="0" meta:object-count="0" meta:page-count="12" meta:paragraph-count="333" meta:word-count="1453" meta:character-count="10265" meta:non-whitespace-character-count="8574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5-31T12:19:19"/>
  </office:meta>
</office:document-meta>
</file>